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4458" officeooo:paragraph-rsid="001d4458"/>
    </style:style>
    <style:style style:name="P2" style:family="paragraph" style:parent-style-name="Preformatted_20_Text">
      <style:text-properties officeooo:rsid="001d4458" officeooo:paragraph-rsid="001d6772"/>
    </style:style>
    <style:style style:name="P3" style:family="paragraph" style:parent-style-name="Preformatted_20_Text">
      <style:text-properties officeooo:rsid="0023fb02" officeooo:paragraph-rsid="0023fb02"/>
    </style:style>
    <style:style style:name="P4" style:family="paragraph" style:parent-style-name="Preformatted_20_Text">
      <style:text-properties officeooo:rsid="00228d4e" officeooo:paragraph-rsid="00228d4e"/>
    </style:style>
    <style:style style:name="P5" style:family="paragraph" style:parent-style-name="Header">
      <style:paragraph-properties fo:text-align="end" style:justify-single-word="false"/>
      <style:text-properties officeooo:rsid="0027bcca" officeooo:paragraph-rsid="0027bcca"/>
    </style:style>
    <style:style style:name="T1" style:family="text">
      <style:text-properties officeooo:rsid="001d6772"/>
    </style:style>
    <style:style style:name="T2" style:family="text">
      <style:text-properties officeooo:rsid="001eedf2"/>
    </style:style>
    <style:style style:name="T3" style:family="text">
      <style:text-properties officeooo:rsid="0020cf12"/>
    </style:style>
    <style:style style:name="T4" style:family="text">
      <style:text-properties officeooo:rsid="0023fb02"/>
    </style:style>
    <style:style style:name="T5" style:family="text">
      <style:text-properties officeooo:rsid="0025b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A – worst; very strong planing and patterned colors; low coverage</text:p>
      <text:p text:style-name="P1"><text:tab/>B – second worst; strong planing but decent coverage</text:p>
      <text:p text:style-name="P1"><text:tab/>C – best; minimal planing and very good coverage</text:p>
      <text:p text:style-name="P1"/>
      <text:p text:style-name="P1">2. <text:span text:style-name="T1">Using 10,000 iterations:</text:span></text:p>
      <text:p text:style-name="P2"><text:tab/><text:span text:style-name="T1">A) 0.45670</text:span></text:p>
      <text:p text:style-name="P2"><text:tab/><text:span text:style-name="T1">B) 0.44860</text:span></text:p>
      <text:p text:style-name="P2"><text:tab/><text:span text:style-name="T2">C) 0.42610</text:span></text:p>
      <text:p text:style-name="P2"><text:tab/><text:span text:style-name="T3">D) </text:span></text:p>
      <text:p text:style-name="P2"/>
      <text:p text:style-name="P4">4. Using 10,000 iterations:</text:p>
      <text:p text:style-name="P4"><text:tab/><text:tab/><text:span text:style-name="T4">Both of the tests at the end of the assignment document got me similar results to the ones shown. However, I got 100% for each of the unanswered tests.</text:span></text:p>
      <text:p text:style-name="P4"><text:tab/>A) <text:span text:style-name="T4">1</text:span></text:p>
      <text:p text:style-name="P3"><text:tab/>B) 1</text:p>
      <text:p text:style-name="P3"><text:tab/>C) 1</text:p>
      <text:p text:style-name="P3"/>
      <text:p text:style-name="P3"><text:span text:style-name="T5">If, however, 5000 is supposed to be 500 then I got the following.</text:span></text:p>
      <text:p text:style-name="P3"><text:tab/><text:span text:style-name="T5">A) 0.44550</text:span></text:p>
      <text:p text:style-name="P3"><text:tab/><text:span text:style-name="T5">B) 0.68390</text:span></text:p>
      <text:p text:style-name="P3"><text:tab/><text:span text:style-name="T5">C)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bcca" officeooo:paragraph-rsid="0027bc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374</text:p>
        <text:p text:style-name="MP1">Last Coding 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2:54:25.406000000</dc:date>
    <meta:editing-duration>PT1H20M8S</meta:editing-duration>
    <meta:editing-cycles>5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0" meta:word-count="102" meta:character-count="559" meta:non-whitespace-character-count="458"/>
  </office:meta>
</office:document-meta>
</file>